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>
      <style:graphic-properties draw:textarea-horizontal-align="justify" draw:textarea-vertical-align="middle" draw:auto-grow-height="false"/>
    </style:style>
    <style:style style:name="gr8" style:family="graphic">
      <style:graphic-properties draw:fill-color="#ffcc99" draw:textarea-horizontal-align="justify" draw:textarea-vertical-align="middle" draw:auto-grow-height="false"/>
    </style:style>
    <style:style style:name="gr9" style:family="graphic">
      <style:graphic-properties draw:fill="solid" draw:fill-color="#e6ff00" draw:textarea-horizontal-align="justify" draw:textarea-vertical-align="middle" draw:auto-grow-height="false"/>
    </style:style>
    <style:style style:name="gr10" style:family="graphic" style:list-style-name="L1">
      <style:graphic-properties draw:fill-color="#e6ff00" draw:textarea-horizontal-align="justify" draw:textarea-vertical-align="middle" draw:auto-grow-height="false"/>
    </style:style>
    <style:style style:name="gr11" style:family="graphic" style:list-style-name="L1">
      <style:graphic-properties draw:fill-color="#e6ff00" draw:textarea-horizontal-align="justify" draw:textarea-vertical-align="middle" draw:auto-grow-height="false"/>
    </style:style>
    <style:style style:name="gr12" style:family="graphic" style:list-style-name="L1">
      <style:graphic-properties draw:fill-color="#99ccff" draw:textarea-horizontal-align="justify" draw:textarea-vertical-align="middle" draw:auto-grow-height="false"/>
    </style:style>
    <style:style style:name="gr13" style:family="graphic" style:list-style-name="L1">
      <style:graphic-properties draw:fill-color="#99ccff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1.70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style:font-name="Arial" fo:font-size="16pt" style:letter-kerning="true" style:font-name-asian="Droid Sans Fallback" style:font-size-asian="16pt" style:font-name-complex="FreeSans" style:font-size-complex="16pt"/>
    </style:style>
    <style:style style:name="P7" style:family="paragraph">
      <style:paragraph-properties fo:text-align="center"/>
      <style:text-properties style:font-name="Arial" fo:font-size="18pt" style:letter-kerning="true" style:font-name-asian="Droid Sans Fallback" style:font-size-asian="18pt" style:font-name-complex="FreeSans" style:font-size-complex="18pt"/>
    </style:style>
    <style:style style:name="P8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703cm" svg:x="0.9cm" svg:y="0.837cm" presentation:class="title" presentation:user-transformed="true">
          <draw:text-box>
            <text:p><text:span text:style-name="T1">XD2031 Runtime Architecture Overview</text:span></text:p>
          </draw:text-box>
        </draw:frame>
        <draw:custom-shape draw:style-name="gr1" draw:text-style-name="P2" xml:id="id2" draw:id="id2" draw:layer="layout" svg:width="1.905cm" svg:height="1.905cm" svg:x="25.535cm" svg:y="4.455cm">
          <text:p text:style-name="P2">PC</text:p>
          <text:p text:style-name="P2">files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445cm" svg:height="10.16cm" svg:x="17.28cm" svg:y="4.445cm">
          <text:p text:style-name="P2">pcserver</text:p>
          <text:p text:style-name="P2"/>
          <text:p text:style-name="P2">(fsser)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905cm" svg:height="1.905cm" svg:x="25.535cm" svg:y="6.995cm">
          <text:p text:style-name="P2">TCP/</text:p>
          <text:p text:style-name="P2">IP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1.725cm" svg:y1="9.525cm" svg:x2="25.535cm" svg:y2="5.407cm" draw:start-shape="id1" draw:start-glue-point="1" draw:end-shape="id2" draw:end-glue-point="3" svg:d="M21725 9525h1904v-4118h1906" svg:viewBox="0 0 3811 4119">
          <text:p/>
        </draw:connector>
        <draw:connector draw:style-name="gr2" draw:text-style-name="P2" draw:layer="layout" svg:x1="21.725cm" svg:y1="9.525cm" svg:x2="25.535cm" svg:y2="7.947cm" draw:start-shape="id1" draw:start-glue-point="1" draw:end-shape="id3" draw:end-glue-point="3" svg:d="M21725 9525h1904v-1578h1906" svg:viewBox="0 0 3811 1579">
          <text:p/>
        </draw:connector>
        <draw:custom-shape draw:style-name="gr1" draw:text-style-name="P2" xml:id="id4" draw:id="id4" draw:layer="layout" svg:width="1.905cm" svg:height="1.905cm" svg:x="25.535cm" svg:y="9.535cm">
          <text:p text:style-name="P2">FTP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905cm" svg:height="1.905cm" svg:x="25.535cm" svg:y="12.075cm">
          <text:p text:style-name="P2">HTTP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1.725cm" svg:y1="9.525cm" svg:x2="25.535cm" svg:y2="10.487cm" draw:start-shape="id1" draw:start-glue-point="1" draw:end-shape="id4" draw:end-glue-point="3" svg:d="M21725 9525h1904v962h1906" svg:viewBox="0 0 3811 963">
          <text:p/>
        </draw:connector>
        <draw:connector draw:style-name="gr2" draw:text-style-name="P2" draw:layer="layout" svg:x1="21.725cm" svg:y1="9.525cm" svg:x2="25.535cm" svg:y2="13.027cm" draw:start-shape="id1" draw:start-glue-point="1" draw:end-shape="id5" draw:end-glue-point="3" svg:d="M21725 9525h1904v3502h1906" svg:viewBox="0 0 3811 3503">
          <text:p/>
        </draw:connector>
        <draw:custom-shape draw:style-name="gr1" draw:text-style-name="P3" xml:id="id7" draw:id="id7" draw:layer="layout" svg:width="3.81cm" svg:height="10.16cm" svg:x="8.89cm" svg:y="4.445cm">
          <text:p text:style-name="P3">Device</text:p>
          <text:p text:style-name="P3">with</text:p>
          <text:p text:style-name="P3">Firmware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81cm" svg:height="3.104cm" svg:x="0.635cm" svg:y="6.985cm">
          <text:p text:style-name="P4"><text:span text:style-name="T2">Commodore</text:span></text:p>
          <text:p text:style-name="P4"><text:span text:style-name="T2">computer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445cm" svg:y1="8.537cm" svg:x2="8.89cm" svg:y2="9.525cm" draw:start-shape="id6" draw:start-glue-point="1" draw:end-shape="id7" draw:end-glue-point="3" svg:d="M4445 8537h2223v988h2222" svg:viewBox="0 0 4446 989">
          <text:p/>
        </draw:connector>
        <draw:connector draw:style-name="gr4" draw:text-style-name="P2" draw:layer="layout" svg:x1="12.7cm" svg:y1="9.525cm" svg:x2="17.28cm" svg:y2="9.525cm" draw:start-shape="id7" draw:start-glue-point="1" draw:end-shape="id1" svg:d="M12700 9525h4580" svg:viewBox="0 0 4581 1">
          <text:p/>
        </draw:connector>
        <draw:frame draw:style-name="gr5" draw:text-style-name="P5" draw:layer="layout" svg:width="3.753cm" svg:height="1.787cm" svg:x="13.335cm" svg:y="7.738cm">
          <draw:text-box>
            <text:p text:style-name="P5"><text:span text:style-name="T3">Wireformat</text:span></text:p>
            <text:p text:style-name="P5"><text:span text:style-name="T3">packets via</text:span></text:p>
            <text:p text:style-name="P5"><text:span text:style-name="T3">Serial over USB</text:span></text:p>
          </draw:text-box>
        </draw:frame>
        <draw:frame draw:style-name="gr5" draw:text-style-name="P5" draw:layer="layout" svg:width="2.305cm" svg:height="1.275cm" svg:x="4.68cm" svg:y="6.985cm">
          <draw:text-box>
            <text:p text:style-name="P5"><text:span text:style-name="T3">IEEE488</text:span></text:p>
            <text:p text:style-name="P5"><text:span text:style-name="T3">or IEC</text:span></text:p>
          </draw:text-box>
        </draw:frame>
        <draw:custom-shape draw:style-name="gr1" draw:text-style-name="P2" xml:id="id8" draw:id="id8" draw:layer="layout" svg:width="3.81cm" svg:height="1.905cm" svg:x="8.89cm" svg:y="16.51cm">
          <text:p text:style-name="P2">Files on</text:p>
          <text:p text:style-name="P2">SD car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0.795cm" svg:y1="14.605cm" svg:x2="10.795cm" svg:y2="16.51cm" draw:start-shape="id7" draw:start-glue-point="2" draw:end-shape="id8" draw:end-glue-point="0" svg:d="M10795 14605v1905" svg:viewBox="0 0 1 1906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703cm" svg:x="0.9cm" svg:y="0.837cm" presentation:class="title" presentation:user-transformed="true">
          <draw:text-box>
            <text:p><text:span text:style-name="T1">XD2031 Testing Architecture Overview</text:span></text:p>
          </draw:text-box>
        </draw:frame>
        <draw:custom-shape draw:style-name="gr7" draw:text-style-name="P3" xml:id="id10" draw:id="id10" draw:layer="Layout" svg:width="1.905cm" svg:height="1.905cm" svg:x="25.535cm" svg:y="4.455cm">
          <text:p text:style-name="P3">PC</text:p>
          <text:p text:style-name="P3">files</text:p>
          <draw:enhanced-geometry svg:viewBox="0 0 21600 21600" draw:type="rectangle" draw:enhanced-path="M 0 0 L 21600 0 21600 21600 0 21600 0 0 Z N"/>
        </draw:custom-shape>
        <draw:custom-shape draw:style-name="gr7" draw:text-style-name="P3" xml:id="id9" draw:id="id9" draw:layer="Layout" svg:width="4.445cm" svg:height="10.16cm" svg:x="17.28cm" svg:y="4.445cm">
          <text:p text:style-name="P3">pcserver</text:p>
          <text:p text:style-name="P3"/>
          <text:p text:style-name="P3">(fsser)</text:p>
          <draw:enhanced-geometry svg:viewBox="0 0 21600 21600" draw:type="rectangle" draw:enhanced-path="M 0 0 L 21600 0 21600 21600 0 21600 0 0 Z N"/>
        </draw:custom-shape>
        <draw:custom-shape draw:style-name="gr7" draw:text-style-name="P3" xml:id="id11" draw:id="id11" draw:layer="Layout" svg:width="1.905cm" svg:height="1.905cm" svg:x="25.535cm" svg:y="6.995cm">
          <text:p text:style-name="P3">TCP/</text:p>
          <text:p text:style-name="P3">IP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1.725cm" svg:y1="9.525cm" svg:x2="25.535cm" svg:y2="5.407cm" draw:start-shape="id9" draw:start-glue-point="1" draw:end-shape="id10" draw:end-glue-point="3" svg:d="M21725 9525h1904v-4118h1906" svg:viewBox="0 0 3811 4119">
          <text:p/>
        </draw:connector>
        <draw:connector draw:style-name="gr2" draw:text-style-name="P2" draw:layer="layout" svg:x1="21.725cm" svg:y1="9.525cm" svg:x2="25.535cm" svg:y2="7.947cm" draw:start-shape="id9" draw:start-glue-point="1" draw:end-shape="id11" draw:end-glue-point="3" svg:d="M21725 9525h1904v-1578h1906" svg:viewBox="0 0 3811 1579">
          <text:p/>
        </draw:connector>
        <draw:custom-shape draw:style-name="gr7" draw:text-style-name="P3" xml:id="id12" draw:id="id12" draw:layer="Layout" svg:width="1.905cm" svg:height="1.905cm" svg:x="25.535cm" svg:y="9.535cm">
          <text:p text:style-name="P3">FTP</text:p>
          <draw:enhanced-geometry svg:viewBox="0 0 21600 21600" draw:type="rectangle" draw:enhanced-path="M 0 0 L 21600 0 21600 21600 0 21600 0 0 Z N"/>
        </draw:custom-shape>
        <draw:custom-shape draw:style-name="gr7" draw:text-style-name="P3" xml:id="id13" draw:id="id13" draw:layer="Layout" svg:width="1.905cm" svg:height="1.905cm" svg:x="25.535cm" svg:y="12.075cm">
          <text:p text:style-name="P3">HTTP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1.725cm" svg:y1="9.525cm" svg:x2="25.535cm" svg:y2="10.487cm" draw:start-shape="id9" draw:start-glue-point="1" draw:end-shape="id12" draw:end-glue-point="3" svg:d="M21725 9525h1904v962h1906" svg:viewBox="0 0 3811 963">
          <text:p/>
        </draw:connector>
        <draw:connector draw:style-name="gr2" draw:text-style-name="P2" draw:layer="layout" svg:x1="21.725cm" svg:y1="9.525cm" svg:x2="25.535cm" svg:y2="13.027cm" draw:start-shape="id9" draw:start-glue-point="1" draw:end-shape="id13" draw:end-glue-point="3" svg:d="M21725 9525h1904v3502h1906" svg:viewBox="0 0 3811 3503">
          <text:p/>
        </draw:connector>
        <draw:custom-shape draw:style-name="gr7" draw:text-style-name="P3" xml:id="id21" draw:id="id21" draw:layer="Layout" svg:width="3.81cm" svg:height="5.715cm" svg:x="11.16cm" svg:y="8.89cm">
          <text:p text:style-name="P3">Firmware</text:p>
          <draw:enhanced-geometry svg:viewBox="0 0 21600 21600" draw:type="rectangle" draw:enhanced-path="M 0 0 L 21600 0 21600 21600 0 21600 0 0 Z N"/>
        </draw:custom-shape>
        <draw:custom-shape draw:style-name="gr8" draw:text-style-name="P3" xml:id="id19" draw:id="id19" draw:layer="Layout" svg:width="2.54cm" svg:height="1.199cm" svg:x="11.795cm" svg:y="12.771cm">
          <text:p text:style-name="P3">module</text:p>
          <draw:enhanced-geometry svg:viewBox="0 0 21600 21600" draw:type="rectangle" draw:enhanced-path="M 0 0 L 21600 0 21600 21600 0 21600 0 0 Z N"/>
        </draw:custom-shape>
        <draw:custom-shape draw:style-name="gr8" draw:text-style-name="P3" xml:id="id20" draw:id="id20" draw:layer="Layout" svg:width="2.54cm" svg:height="1.199cm" svg:x="18.296cm" svg:y="12.773cm">
          <text:p text:style-name="P3">module</text:p>
          <draw:enhanced-geometry svg:viewBox="0 0 21600 21600" draw:type="rectangle" draw:enhanced-path="M 0 0 L 21600 0 21600 21600 0 21600 0 0 Z N"/>
        </draw:custom-shape>
        <draw:custom-shape draw:style-name="gr9" draw:text-style-name="P4" xml:id="id14" draw:id="id14" draw:layer="Layout" svg:width="3.175cm" svg:height="3.104cm" svg:x="0.77cm" svg:y="4.545cm">
          <text:p text:style-name="P4"><text:span text:style-name="T2">servertest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16" draw:id="id16" draw:layer="Layout" svg:width="3.175cm" svg:height="3.104cm" svg:x="0.772cm" svg:y="10.246cm">
          <text:p text:style-name="P6">fwtests</text:p>
          <draw:enhanced-geometry svg:viewBox="0 0 21600 21600" draw:type="rectangle" draw:enhanced-path="M 0 0 L 21600 0 21600 21600 0 21600 0 0 Z N"/>
        </draw:custom-shape>
        <draw:custom-shape draw:style-name="gr11" draw:text-style-name="P6" xml:id="id18" draw:id="id18" draw:layer="Layout" svg:width="3.175cm" svg:height="3.104cm" svg:x="0.774cm" svg:y="16.247cm">
          <text:p text:style-name="P6">unittests</text:p>
          <draw:enhanced-geometry svg:viewBox="0 0 21600 21600" draw:type="rectangle" draw:enhanced-path="M 0 0 L 21600 0 21600 21600 0 21600 0 0 Z N"/>
        </draw:custom-shape>
        <draw:custom-shape draw:style-name="gr12" draw:text-style-name="P7" xml:id="id15" draw:id="id15" draw:layer="Layout" svg:width="3.175cm" svg:height="3.104cm" svg:x="5.915cm" svg:y="4.516cm">
          <text:p text:style-name="P7">pcrunner</text:p>
          <draw:enhanced-geometry svg:viewBox="0 0 21600 21600" draw:type="rectangle" draw:enhanced-path="M 0 0 L 21600 0 21600 21600 0 21600 0 0 Z N"/>
        </draw:custom-shape>
        <draw:custom-shape draw:style-name="gr13" draw:text-style-name="P7" xml:id="id17" draw:id="id17" draw:layer="Layout" svg:width="3.175cm" svg:height="3.104cm" svg:x="5.917cm" svg:y="10.217cm">
          <text:p text:style-name="P7">fwrunn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3.945cm" svg:y1="6.097cm" svg:x2="5.915cm" svg:y2="6.068cm" draw:start-shape="id14" draw:start-glue-point="1" draw:end-shape="id15" draw:end-glue-point="3" svg:d="M3945 6097h984v-29h986" svg:viewBox="0 0 1971 30">
          <text:p/>
        </draw:connector>
        <draw:connector draw:style-name="gr4" draw:text-style-name="P2" draw:layer="layout" draw:line-skew="2.826cm" svg:x1="9.09cm" svg:y1="6.068cm" svg:x2="17.28cm" svg:y2="9.525cm" draw:start-shape="id15" draw:start-glue-point="1" draw:end-shape="id9" svg:d="M9090 6068h6920v3457h1270" svg:viewBox="0 0 8191 3458">
          <text:p/>
        </draw:connector>
        <draw:connector draw:style-name="gr4" draw:text-style-name="P2" draw:layer="layout" svg:x1="3.947cm" svg:y1="11.798cm" svg:x2="5.917cm" svg:y2="11.769cm" draw:start-shape="id16" draw:start-glue-point="1" draw:end-shape="id17" svg:d="M3947 11798h984v-29h986" svg:viewBox="0 0 1971 30">
          <text:p/>
        </draw:connector>
        <draw:connector draw:style-name="gr4" draw:text-style-name="P2" draw:layer="layout" svg:x1="3.949cm" svg:y1="17.799cm" svg:x2="13.065cm" svg:y2="13.97cm" draw:start-shape="id18" draw:start-glue-point="1" draw:end-shape="id19" draw:end-glue-point="2" svg:d="M3949 17799h9116v-3829" svg:viewBox="0 0 9117 3830">
          <text:p/>
        </draw:connector>
        <draw:connector draw:style-name="gr4" draw:text-style-name="P2" draw:layer="layout" svg:x1="3.949cm" svg:y1="17.799cm" svg:x2="19.566cm" svg:y2="13.972cm" draw:start-shape="id18" draw:start-glue-point="1" draw:end-shape="id20" draw:end-glue-point="2" svg:d="M3949 17799h15617v-3827" svg:viewBox="0 0 15618 3828">
          <text:p/>
        </draw:connector>
        <draw:connector draw:style-name="gr4" draw:text-style-name="P2" draw:layer="layout" svg:x1="9.092cm" svg:y1="11.769cm" svg:x2="11.16cm" svg:y2="11.747cm" draw:start-shape="id17" draw:start-glue-point="1" draw:end-shape="id21" svg:d="M9092 11769h1034v-22h1034" svg:viewBox="0 0 2069 23">
          <text:p/>
        </draw:connector>
        <draw:connector draw:style-name="gr4" draw:text-style-name="P2" draw:layer="layout" draw:line-skew="-0.115cm" svg:x1="14.97cm" svg:y1="11.747cm" svg:x2="17.28cm" svg:y2="9.525cm" draw:start-shape="id21" draw:start-glue-point="1" draw:end-shape="id9" svg:d="M14970 11747h1040v-2222h1270" svg:viewBox="0 0 2311 2223">
          <text:p/>
        </draw:connector>
        <draw:frame draw:style-name="gr5" draw:text-style-name="P5" draw:layer="layout" svg:width="2.28cm" svg:height="1.787cm" svg:x="8.99cm" svg:y="11.865cm">
          <draw:text-box>
            <text:p text:style-name="P5"><text:span text:style-name="T3">Sock488</text:span></text:p>
            <text:p text:style-name="P5"><text:span text:style-name="T3">via unix</text:span></text:p>
            <text:p text:style-name="P5"><text:span text:style-name="T3">socket</text:span></text:p>
          </draw:text-box>
        </draw:frame>
        <draw:frame draw:style-name="gr5" draw:text-style-name="P5" draw:layer="layout" svg:width="3.017cm" svg:height="1.787cm" svg:x="12.858cm" svg:y="6.35cm">
          <draw:text-box>
            <text:p text:style-name="P5"><text:span text:style-name="T3">Wireformat</text:span></text:p>
            <text:p text:style-name="P5"><text:span text:style-name="T3">packets via</text:span></text:p>
            <text:p text:style-name="P5"><text:span text:style-name="T3">unix sockets</text:span></text:p>
          </draw:text-box>
        </draw:frame>
        <draw:frame draw:style-name="gr5" draw:text-style-name="P5" draw:layer="layout" svg:width="3.118cm" svg:height="1.275cm" svg:x="8.255cm" svg:y="16.505cm">
          <draw:text-box>
            <text:p text:style-name="P5"><text:span text:style-name="T3">Direct linking</text:span></text:p>
            <text:p text:style-name="P5"><text:span text:style-name="T3">with modul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04T15:21:15</meta:creation-date>
    <meta:editing-duration>PT1H19M4S</meta:editing-duration>
    <meta:editing-cycles>18</meta:editing-cycles>
    <dc:date>2014-08-01T16:52:27.005973951</dc:date>
    <meta:generator>LibreOffice/4.2.4.2$Linux_x86 LibreOffice_project/420m0$Build-2</meta:generator>
    <meta:document-statistic meta:object-count="71"/>
  </office:meta>
</office:document-meta>
</file>